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4030000011A1D50AB68.png" manifest:media-type="image/png"/>
  <manifest:file-entry manifest:full-path="Pictures/100000000000044E000000AD32145E9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automatic-styles>
    <style:style style:name="Tableau1" style:family="table">
      <style:table-properties style:width="14.691cm" fo:margin-left="0.635cm" table:align="left" fo:background-color="transparent">
        <style:background-image/>
      </style:table-properties>
    </style:style>
    <style:style style:name="Tableau1.A" style:family="table-column">
      <style:table-column-properties style:column-width="1.49cm"/>
    </style:style>
    <style:style style:name="Tableau1.B" style:family="table-column">
      <style:table-column-properties style:column-width="2.91cm"/>
    </style:style>
    <style:style style:name="Tableau1.C" style:family="table-column">
      <style:table-column-properties style:column-width="2.189cm"/>
    </style:style>
    <style:style style:name="Tableau1.D" style:family="table-column">
      <style:table-column-properties style:column-width="5.606cm"/>
    </style:style>
    <style:style style:name="Tableau1.E" style:family="table-column">
      <style:table-column-properties style:column-width="2.496cm"/>
    </style:style>
    <style:style style:name="Tableau1.1" style:family="table-row">
      <style:table-row-properties fo:background-color="transparent">
        <style:background-image/>
      </style:table-row-properties>
    </style:style>
    <style:style style:name="Tableau1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B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E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2" style:family="table-cell">
      <style:table-cell-properties fo:padding="0.097cm" fo:border-left="0.5pt solid #000000" fo:border-right="none" fo:border-top="none" fo:border-bottom="0.5pt solid #000000"/>
    </style:style>
    <style:style style:name="Tableau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padding="0.097cm" fo:border-left="0.5pt solid #000000" fo:border-right="none" fo:border-top="none" fo:border-bottom="0.5pt solid #000000"/>
    </style:style>
    <style:style style:name="Tableau1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3" style:family="table-cell">
      <style:table-cell-properties fo:padding="0.097cm" fo:border-left="0.5pt solid #000000" fo:border-right="none" fo:border-top="none" fo:border-bottom="0.5pt solid #000000"/>
    </style:style>
    <style:style style:name="Tableau1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4" style:family="table-cell">
      <style:table-cell-properties fo:padding="0.097cm" fo:border-left="0.5pt solid #000000" fo:border-right="none" fo:border-top="none" fo:border-bottom="0.5pt solid #000000"/>
    </style:style>
    <style:style style:name="Tableau1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5" style:family="table-cell">
      <style:table-cell-properties fo:padding="0.097cm" fo:border-left="0.5pt solid #000000" fo:border-right="none" fo:border-top="none" fo:border-bottom="0.5pt solid #000000"/>
    </style:style>
    <style:style style:name="Tableau1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5" style:family="table-cell">
      <style:table-cell-properties fo:padding="0.097cm" fo:border-left="0.5pt solid #000000" fo:border-right="none" fo:border-top="none" fo:border-bottom="0.5pt solid #000000"/>
    </style:style>
    <style:style style:name="Tableau1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1.D6" style:family="table-cell">
      <style:table-cell-properties fo:padding="0.097cm" fo:border-left="0.5pt solid #000000" fo:border-right="none" fo:border-top="none" fo:border-bottom="0.5pt solid #000000"/>
    </style:style>
    <style:style style:name="Tableau1.E6" style:family="table-cell">
      <style:table-cell-properties fo:padding="0.097cm" fo:border-left="0.5pt solid #000000" fo:border-right="0.5pt solid #000000" fo:border-top="none" fo:border-bottom="0.5pt solid #000000"/>
    </style:style>
    <style:style style:name="Tableau2" style:family="table">
      <style:table-properties style:width="14.691cm" fo:margin-left="0.635cm" table:align="left" fo:background-color="transparent">
        <style:background-image/>
      </style:table-properties>
    </style:style>
    <style:style style:name="Tableau2.A" style:family="table-column">
      <style:table-column-properties style:column-width="1.707cm"/>
    </style:style>
    <style:style style:name="Tableau2.B" style:family="table-column">
      <style:table-column-properties style:column-width="2.693cm"/>
    </style:style>
    <style:style style:name="Tableau2.C" style:family="table-column">
      <style:table-column-properties style:column-width="2.189cm"/>
    </style:style>
    <style:style style:name="Tableau2.D" style:family="table-column">
      <style:table-column-properties style:column-width="5.606cm"/>
    </style:style>
    <style:style style:name="Tableau2.E" style:family="table-column">
      <style:table-column-properties style:column-width="2.496cm"/>
    </style:style>
    <style:style style:name="Tableau2.1" style:family="table-row">
      <style:table-row-properties fo:background-color="transparent">
        <style:background-image/>
      </style:table-row-properties>
    </style:style>
    <style:style style:name="Tableau2.A1" style:family="table-cell">
      <style:table-cell-properties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B1" style:family="table-cell">
      <style:table-cell-properties style:vertical-align="middle" fo:background-color="#cccccc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2.E1" style:family="table-cell">
      <style:table-cell-properties style:vertical-align="middle" fo:background-color="#cccccc" fo:padding="0.097cm" fo:border="0.5pt solid #000000">
        <style:background-image/>
      </style:table-cell-properties>
    </style:style>
    <style:style style:name="Tableau2.2" style:family="table-row">
      <style:table-row-properties style:min-row-height="1.03cm"/>
    </style:style>
    <style:style style:name="Tableau2.A2" style:family="table-cell">
      <style:table-cell-properties fo:padding="0.097cm" fo:border-left="0.5pt solid #000000" fo:border-right="none" fo:border-top="none" fo:border-bottom="0.5pt solid #000000"/>
    </style:style>
    <style:style style:name="Tableau2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2" style:family="table-cell">
      <style:table-cell-properties fo:padding="0.097cm" fo:border-left="0.5pt solid #000000" fo:border-right="none" fo:border-top="none" fo:border-bottom="0.5pt solid #000000"/>
    </style:style>
    <style:style style:name="Tableau2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au2.A3" style:family="table-cell">
      <style:table-cell-properties fo:padding="0.097cm" fo:border-left="0.5pt solid #000000" fo:border-right="none" fo:border-top="none" fo:border-bottom="0.5pt solid #000000"/>
    </style:style>
    <style:style style:name="Tableau2.B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3" style:family="table-cell">
      <style:table-cell-properties fo:padding="0.097cm" fo:border-left="0.5pt solid #000000" fo:border-right="none" fo:border-top="none" fo:border-bottom="0.5pt solid #000000"/>
    </style:style>
    <style:style style:name="Tableau2.E3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4" style:family="table-cell">
      <style:table-cell-properties fo:padding="0.097cm" fo:border-left="0.5pt solid #000000" fo:border-right="none" fo:border-top="none" fo:border-bottom="0.5pt solid #000000"/>
    </style:style>
    <style:style style:name="Tableau2.B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4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4" style:family="table-cell">
      <style:table-cell-properties fo:padding="0.097cm" fo:border-left="0.5pt solid #000000" fo:border-right="none" fo:border-top="none" fo:border-bottom="0.5pt solid #000000"/>
    </style:style>
    <style:style style:name="Tableau2.E4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5" style:family="table-cell">
      <style:table-cell-properties fo:padding="0.097cm" fo:border-left="0.5pt solid #000000" fo:border-right="none" fo:border-top="none" fo:border-bottom="0.5pt solid #000000"/>
    </style:style>
    <style:style style:name="Tableau2.B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5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5" style:family="table-cell">
      <style:table-cell-properties fo:padding="0.097cm" fo:border-left="0.5pt solid #000000" fo:border-right="none" fo:border-top="none" fo:border-bottom="0.5pt solid #000000"/>
    </style:style>
    <style:style style:name="Tableau2.E5" style:family="table-cell">
      <style:table-cell-properties fo:padding="0.097cm" fo:border-left="0.5pt solid #000000" fo:border-right="0.5pt solid #000000" fo:border-top="none" fo:border-bottom="0.5pt solid #000000"/>
    </style:style>
    <style:style style:name="Tableau2.A6" style:family="table-cell">
      <style:table-cell-properties fo:padding="0.097cm" fo:border-left="0.5pt solid #000000" fo:border-right="none" fo:border-top="none" fo:border-bottom="0.5pt solid #000000"/>
    </style:style>
    <style:style style:name="Tableau2.B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C6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au2.D6" style:family="table-cell">
      <style:table-cell-properties fo:padding="0.097cm" fo:border-left="0.5pt solid #000000" fo:border-right="none" fo:border-top="none" fo:border-bottom="0.5pt solid #000000"/>
    </style:style>
    <style:style style:name="Tableau2.E6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Georgia" style:font-name-asian="Georgia1" style:font-name-complex="Georgia1"/>
    </style:style>
    <style:style style:name="P2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3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4" style:family="paragraph" style:parent-style-name="Standard">
      <style:paragraph-properties fo:text-align="justify" style:justify-single-word="false"/>
      <style:text-properties style:font-name="Georgia" officeooo:rsid="0023ad53" officeooo:paragraph-rsid="002688cc" style:font-name-asian="Georgia1" style:font-name-complex="Georgia1"/>
    </style:style>
    <style:style style:name="P5" style:family="paragraph" style:parent-style-name="Standard">
      <style:paragraph-properties fo:text-align="justify" style:justify-single-word="false"/>
      <style:text-properties style:font-name="Georgia" officeooo:rsid="0023ad53" officeooo:paragraph-rsid="00480d4d" style:font-name-asian="Georgia1" style:font-name-complex="Georgia1"/>
    </style:style>
    <style:style style:name="P6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P7" style:family="paragraph" style:parent-style-name="Standard">
      <style:paragraph-properties fo:text-align="end" style:justify-single-word="false"/>
    </style:style>
    <style:style style:name="P8" style:family="paragraph" style:parent-style-name="Standard">
      <style:paragraph-properties fo:text-align="center" style:justify-single-word="false"/>
    </style:style>
    <style:style style:name="P9" style:family="paragraph" style:parent-style-name="Heading_20_1" style:list-style-name="L1" style:master-page-name="First_20_Page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style:page-number="1" fo:background-color="transparent" fo:keep-with-next="always" style:writing-mode="lr-tb"/>
      <style:text-properties officeooo:paragraph-rsid="003c54e5"/>
    </style:style>
    <style:style style:name="P10" style:family="paragraph" style:parent-style-name="Heading_20_1" style:list-style-name="L1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keep-together="always" fo:orphans="2" fo:widows="2" fo:text-indent="-0.6cm" style:auto-text-indent="false" fo:background-color="transparent" fo:keep-with-next="always" style:writing-mode="lr-tb"/>
      <style:text-properties officeooo:paragraph-rsid="003c54e5"/>
    </style:style>
    <style:style style:name="P11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12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paragraph-rsid="003e180c"/>
    </style:style>
    <style:style style:name="P13" style:family="paragraph" style:parent-style-name="Heading_20_2" style:list-style-name="L3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14" style:family="paragraph" style:parent-style-name="Heading_20_2" style:list-style-name="L5" style:master-page-name="">
      <style:paragraph-properties fo:margin-left="1.3cm" fo:margin-right="0cm" fo:margin-top="0cm" fo:margin-bottom="0cm" style:contextual-spacing="false" fo:text-align="start" style:justify-single-word="false" fo:text-indent="0cm" style:auto-text-indent="false" style:page-number="auto"/>
      <style:text-properties officeooo:rsid="00404421" officeooo:paragraph-rsid="00404421"/>
    </style:style>
    <style:style style:name="P15" style:family="paragraph" style:parent-style-name="Standard">
      <style:paragraph-properties fo:text-align="justify" style:justify-single-word="false"/>
      <style:text-properties style:font-name="Georgia" officeooo:paragraph-rsid="003e180c" style:font-name-asian="Georgia1" style:font-name-complex="Georgia1"/>
    </style:style>
    <style:style style:name="P16" style:family="paragraph" style:parent-style-name="Standard">
      <style:paragraph-properties fo:text-align="justify" style:justify-single-word="false"/>
      <style:text-properties style:font-name="Georgia" officeooo:paragraph-rsid="0045b593" style:font-name-asian="Georgia1" style:font-name-complex="Georgia1"/>
    </style:style>
    <style:style style:name="P17" style:family="paragraph" style:parent-style-name="Standard">
      <style:paragraph-properties fo:text-align="justify" style:justify-single-word="false"/>
      <style:text-properties style:font-name="Georgia" officeooo:paragraph-rsid="003c54e5" style:font-name-asian="Georgia1" style:font-name-complex="Georgia1"/>
    </style:style>
    <style:style style:name="P18" style:family="paragraph" style:parent-style-name="Standard">
      <style:paragraph-properties fo:text-align="justify" style:justify-single-word="false"/>
      <style:text-properties style:font-name="Georgia" officeooo:paragraph-rsid="002688cc" style:font-name-asian="Georgia1" style:font-name-complex="Georgia1"/>
    </style:style>
    <style:style style:name="P19" style:family="paragraph" style:parent-style-name="Standard">
      <style:paragraph-properties fo:text-align="justify" style:justify-single-word="false"/>
      <style:text-properties style:font-name="Georgia" officeooo:paragraph-rsid="00591178" style:font-name-asian="Georgia1" style:font-name-complex="Georgia1"/>
    </style:style>
    <style:style style:name="P20" style:family="paragraph" style:parent-style-name="Standard">
      <style:paragraph-properties fo:text-align="justify" style:justify-single-word="false"/>
      <style:text-properties style:font-name="Georgia" officeooo:paragraph-rsid="005c0f48" style:font-name-asian="Georgia1" style:font-name-complex="Georgia1"/>
    </style:style>
    <style:style style:name="P21" style:family="paragraph" style:parent-style-name="Standard">
      <style:paragraph-properties fo:text-align="justify" style:justify-single-word="false"/>
      <style:text-properties style:font-name="Georgia" officeooo:rsid="0054a163" officeooo:paragraph-rsid="0054a163" style:font-name-asian="Georgia1" style:font-name-complex="Georgia1"/>
    </style:style>
    <style:style style:name="P22" style:family="paragraph" style:parent-style-name="Standard">
      <style:paragraph-properties fo:text-align="justify" style:justify-single-word="false"/>
      <style:text-properties style:font-name="Georgia" officeooo:rsid="0054a163" officeooo:paragraph-rsid="00552406" style:font-name-asian="Georgia1" style:font-name-complex="Georgia1"/>
    </style:style>
    <style:style style:name="P23" style:family="paragraph" style:parent-style-name="Standard">
      <style:paragraph-properties fo:text-align="justify" style:justify-single-word="false"/>
      <style:text-properties style:font-name="Georgia" officeooo:rsid="0054a163" officeooo:paragraph-rsid="00591178" style:font-name-asian="Georgia1" style:font-name-complex="Georgia1"/>
    </style:style>
    <style:style style:name="P24" style:family="paragraph" style:parent-style-name="Standard">
      <style:paragraph-properties fo:text-align="justify" style:justify-single-word="false"/>
      <style:text-properties style:font-name="Georgia" officeooo:rsid="00591178" officeooo:paragraph-rsid="00591178" style:font-name-asian="Georgia1" style:font-name-complex="Georgia1"/>
    </style:style>
    <style:style style:name="P25" style:family="paragraph" style:parent-style-name="Standard">
      <style:paragraph-properties fo:text-align="start" style:justify-single-word="false"/>
      <style:text-properties style:font-name="Georgia" fo:font-size="9.5pt" officeooo:paragraph-rsid="005c0f48" style:font-name-asian="Georgia1" style:font-size-asian="9.5pt" style:font-name-complex="Georgia1" style:font-size-complex="9.5pt"/>
    </style:style>
    <style:style style:name="P26" style:family="paragraph" style:parent-style-name="Standard">
      <style:paragraph-properties fo:text-align="justify" style:justify-single-word="false"/>
      <style:text-properties officeooo:paragraph-rsid="003f3f15"/>
    </style:style>
    <style:style style:name="P27" style:family="paragraph" style:parent-style-name="Standard">
      <style:paragraph-properties fo:text-align="justify" style:justify-single-word="false"/>
      <style:text-properties officeooo:paragraph-rsid="002688cc"/>
    </style:style>
    <style:style style:name="P28" style:family="paragraph" style:parent-style-name="Standard">
      <style:paragraph-properties fo:text-align="justify" style:justify-single-word="false"/>
      <style:text-properties fo:font-weight="normal" officeooo:rsid="00552406" officeooo:paragraph-rsid="00552406" style:font-weight-asian="normal" style:font-weight-complex="normal"/>
    </style:style>
    <style:style style:name="P29" style:family="paragraph" style:parent-style-name="Table_20_Contents">
      <style:text-properties style:font-name="Georgia" fo:font-size="9.5pt" style:font-name-asian="Georgia1" style:font-size-asian="9.5pt" style:font-name-complex="Georgia1" style:font-size-complex="9.5pt"/>
    </style:style>
    <style:style style:name="P30" style:family="paragraph" style:parent-style-name="Table_20_Contents">
      <style:text-properties style:font-name="Georgia" fo:font-size="9.5pt" officeooo:rsid="005aee5d" officeooo:paragraph-rsid="005aee5d" style:font-name-asian="Georgia1" style:font-size-asian="9.5pt" style:font-name-complex="Georgia1" style:font-size-complex="9.5pt"/>
    </style:style>
    <style:style style:name="P31" style:family="paragraph" style:parent-style-name="Table_20_Contents">
      <style:text-properties style:font-name="Georgia" fo:font-size="9.5pt" officeooo:rsid="005aee5d" officeooo:paragraph-rsid="005c0f48" style:font-name-asian="Georgia1" style:font-size-asian="9.5pt" style:font-name-complex="Georgia1" style:font-size-complex="9.5pt"/>
    </style:style>
    <style:style style:name="P32" style:family="paragraph" style:parent-style-name="Table_20_Contents">
      <style:text-properties style:font-name="Georgia" fo:font-size="9.5pt" officeooo:rsid="005aee5d" officeooo:paragraph-rsid="005d1d1a" style:font-name-asian="Georgia1" style:font-size-asian="9.5pt" style:font-name-complex="Georgia1" style:font-size-complex="9.5pt"/>
    </style:style>
    <style:style style:name="P33" style:family="paragraph" style:parent-style-name="Table_20_Contents">
      <style:text-properties style:font-name="Georgia" fo:font-size="9.5pt" officeooo:rsid="005c0f48" officeooo:paragraph-rsid="005c0f48" style:font-name-asian="Georgia1" style:font-size-asian="9.5pt" style:font-name-complex="Georgia1" style:font-size-complex="9.5pt"/>
    </style:style>
    <style:style style:name="P34" style:family="paragraph" style:parent-style-name="Table_20_Contents">
      <style:paragraph-properties fo:text-align="center" style:justify-single-word="false"/>
      <style:text-properties style:font-name="Georgia" fo:font-size="9.5pt" officeooo:rsid="005c0f48" officeooo:paragraph-rsid="005c0f48" style:font-name-asian="Georgia1" style:font-size-asian="9.5pt" style:font-name-complex="Georgia1" style:font-size-complex="9.5pt"/>
    </style:style>
    <style:style style:name="P35" style:family="paragraph" style:parent-style-name="Table_20_Contents">
      <style:text-properties style:font-name="Georgia" fo:font-size="9.5pt" officeooo:paragraph-rsid="005c0f48" style:font-name-asian="Georgia1" style:font-size-asian="9.5pt" style:font-name-complex="Georgia1" style:font-size-complex="9.5pt"/>
    </style:style>
    <style:style style:name="P36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aee5d" officeooo:paragraph-rsid="005aee5d" style:font-name-asian="Georgia1" style:font-size-asian="9.5pt" style:font-weight-asian="bold" style:font-name-complex="Georgia1" style:font-size-complex="9.5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aee5d" officeooo:paragraph-rsid="005c0f48" style:font-name-asian="Georgia1" style:font-size-asian="9.5pt" style:font-weight-asian="bold" style:font-name-complex="Georgia1" style:font-size-complex="9.5pt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Georgia" fo:font-size="9.5pt" fo:font-weight="bold" officeooo:rsid="005c0f48" officeooo:paragraph-rsid="005c0f48" style:font-name-asian="Georgia1" style:font-size-asian="9.5pt" style:font-weight-asian="bold" style:font-name-complex="Georgia1" style:font-size-complex="9.5pt" style:font-weight-complex="bold"/>
    </style:style>
    <style:style style:name="T1" style:family="text">
      <style:text-properties style:font-name="Georgia" style:font-name-asian="Georgia1" style:font-name-complex="Georgia1"/>
    </style:style>
    <style:style style:name="T2" style:family="text">
      <style:text-properties officeooo:rsid="002037fa"/>
    </style:style>
    <style:style style:name="T3" style:family="text">
      <style:text-properties officeooo:rsid="002c2d63"/>
    </style:style>
    <style:style style:name="T4" style:family="text">
      <style:text-properties officeooo:rsid="00481d2c"/>
    </style:style>
    <style:style style:name="T5" style:family="text">
      <style:text-properties officeooo:rsid="0054a163"/>
    </style:style>
    <style:style style:name="T6" style:family="text">
      <style:text-properties officeooo:rsid="00552406"/>
    </style:style>
    <style:style style:name="T7" style:family="text">
      <style:text-properties officeooo:rsid="00591178"/>
    </style:style>
    <style:style style:name="T8" style:family="text">
      <style:text-properties officeooo:rsid="005c0f48"/>
    </style:style>
    <style:style style:name="T9" style:family="text">
      <style:text-properties officeooo:rsid="005d1d1a"/>
    </style:style>
    <style:style style:name="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/" style:num-suffix="/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1825568272" text:style-name="L1">
        <text:list-item>
          <text:p text:style-name="P9"><text:bookmark-start text:name="__RefHeading___Toc395_377169772"/><text:span text:style-name="T5">V</text:span>isuel<text:span text:style-name="T5">s :</text:span> valeurs métiers / biens <text:tab/>supports <text:bookmark-end text:name="__RefHeading___Toc395_377169772"/></text:p>
        </text:list-item>
      </text:list>
      <text:p text:style-name="P2"/>
      <text:list text:style-name="L3">
        <text:list-item>
          <text:p text:style-name="P11"><text:bookmark-start text:name="__RefHeading___Toc399_377169772 Copie 4 Copie 1 Copie 2"/><text:span text:style-name="T5">V</text:span>aleurs métiers <text:bookmark-end text:name="__RefHeading___Toc399_377169772 Copie 4 Copie 1 Copie 2"/></text:p>
        </text:list-item>
      </text:list>
      <text:p text:style-name="P5"/>
      <text:p text:style-name="P21">Rappel de la définition d’une "valeur métier" dans le cadre de la méthode EBIOS :</text:p>
      <text:p text:style-name="P21"><text:tab/>Composante importante pour l’organisation dans l’accomplissement de sa mission. Cela peut être un service, une fonction support, <text:span text:style-name="T6">une étape dans un projet et toute information ou savoir-faire associé.</text:span></text:p>
      <text:p text:style-name="P16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8">Valeur métier (VM)</text:p>
          </table:table-cell>
          <table:table-cell table:style-name="Tableau1.B1" office:value-type="string">
            <text:p text:style-name="P36">Dénomination de la valeur métier</text:p>
          </table:table-cell>
          <table:table-cell table:style-name="Tableau1.B1" office:value-type="string">
            <text:p text:style-name="P36">Nature de la valeur métier</text:p>
          </table:table-cell>
          <table:table-cell table:style-name="Tableau1.B1" office:value-type="string">
            <text:p text:style-name="P36">Description</text:p>
          </table:table-cell>
          <table:table-cell table:style-name="Tableau1.E1" office:value-type="string">
            <text:p text:style-name="P36">Entité ou personne responsable</text:p>
          </table:table-cell>
        </table:table-row>
        <table:table-row>
          <table:table-cell table:style-name="Tableau1.A2" office:value-type="string">
            <text:p text:style-name="P30">Valeur</text:p>
            <text:p text:style-name="P30">métier 1</text:p>
          </table:table-cell>
          <table:table-cell table:style-name="Tableau1.B2" office:value-type="string">
            <text:p text:style-name="P25">Vente de produits</text:p>
          </table:table-cell>
          <table:table-cell table:style-name="Tableau1.C2" office:value-type="string">
            <text:p text:style-name="P34">Service</text:p>
          </table:table-cell>
          <table:table-cell table:style-name="Tableau1.D2" office:value-type="string">
            <text:p text:style-name="P29"/>
          </table:table-cell>
          <table:table-cell table:style-name="Tableau1.E2" table:number-rows-spanned="5" office:value-type="string">
            <text:p text:style-name="P34">Personnel de l’équipe de Wizards &amp; Dice</text:p>
          </table:table-cell>
        </table:table-row>
        <table:table-row>
          <table:table-cell table:style-name="Tableau1.A2" office:value-type="string">
            <text:p text:style-name="P30">Valeur</text:p>
            <text:p text:style-name="P30">métier 2</text:p>
          </table:table-cell>
          <table:table-cell table:style-name="Tableau1.B3" office:value-type="string">
            <text:p text:style-name="P25">Plateforme de discussion</text:p>
          </table:table-cell>
          <table:table-cell table:style-name="Tableau1.C2" office:value-type="string">
            <text:p text:style-name="P34">Service</text:p>
          </table:table-cell>
          <table:table-cell table:style-name="Tableau1.D3" office:value-type="string">
            <text:p text:style-name="P29"/>
          </table:table-cell>
          <table:covered-table-cell table:style-name="Tableau1.E3"/>
        </table:table-row>
        <table:table-row>
          <table:table-cell table:style-name="Tableau1.A2" office:value-type="string">
            <text:p text:style-name="P30">Valeur</text:p>
            <text:p text:style-name="P30">métier 3</text:p>
          </table:table-cell>
          <table:table-cell table:style-name="Tableau1.B4" office:value-type="string">
            <text:p text:style-name="P25">Comptes clients</text:p>
          </table:table-cell>
          <table:table-cell table:style-name="Tableau1.C2" office:value-type="string">
            <text:p text:style-name="P34">Information</text:p>
          </table:table-cell>
          <table:table-cell table:style-name="Tableau1.D4" office:value-type="string">
            <text:p text:style-name="P29"/>
          </table:table-cell>
          <table:covered-table-cell table:style-name="Tableau1.E3"/>
        </table:table-row>
        <table:table-row>
          <table:table-cell table:style-name="Tableau1.A2" office:value-type="string">
            <text:p text:style-name="P30">Valeur</text:p>
            <text:p text:style-name="P30">métier 4</text:p>
          </table:table-cell>
          <table:table-cell table:style-name="Tableau1.B5" office:value-type="string">
            <text:p text:style-name="P25">Relation client</text:p>
          </table:table-cell>
          <table:table-cell table:style-name="Tableau1.C2" office:value-type="string">
            <text:p text:style-name="P34">Service</text:p>
          </table:table-cell>
          <table:table-cell table:style-name="Tableau1.D5" office:value-type="string">
            <text:p text:style-name="P29"/>
          </table:table-cell>
          <table:covered-table-cell table:style-name="Tableau1.E3"/>
        </table:table-row>
        <table:table-row>
          <table:table-cell table:style-name="Tableau1.A6" office:value-type="string">
            <text:p text:style-name="P30">Valeur</text:p>
            <text:p text:style-name="P30">métier <text:span text:style-name="T8">5</text:span></text:p>
          </table:table-cell>
          <table:table-cell table:style-name="Tableau1.B6" office:value-type="string">
            <text:p text:style-name="P25">Stock de produits</text:p>
          </table:table-cell>
          <table:table-cell table:style-name="Tableau1.C6" office:value-type="string">
            <text:p text:style-name="P34">Bien matériel</text:p>
          </table:table-cell>
          <table:table-cell table:style-name="Tableau1.D6" office:value-type="string">
            <text:p text:style-name="P29"/>
          </table:table-cell>
          <table:covered-table-cell table:style-name="Tableau1.E3"/>
        </table:table-row>
      </table:table>
      <text:p text:style-name="P16"/>
      <text:p text:style-name="P2"/>
      <text:list text:continue-numbering="true" text:style-name="L3">
        <text:list-item>
          <text:p text:style-name="P13"><text:bookmark-start text:name="__RefHeading___Toc399_377169772 Copie 4 Copie 1 Copie 1 Copie 1"/><text:span text:style-name="T6">B</text:span>iens supports <text:bookmark-end text:name="__RefHeading___Toc399_377169772 Copie 4 Copie 1 Copie 1 Copie 1"/></text:p>
        </text:list-item>
      </text:list>
      <text:p text:style-name="P2"/>
      <text:p text:style-name="P22">Rappel de la définition d’u<text:span text:style-name="T7">n</text:span> "<text:span text:style-name="T6">bien support</text:span>" dans le cadre de la méthode EBIOS :</text:p>
      <text:p text:style-name="P28"><text:tab/>Composante du système d’information sur laquelle repose une ou plusieurs valeurs métier. Un bien support peut être numérique, physique ou organisationnelle.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column table:style-name="Tableau2.E"/>
        <table:table-row table:style-name="Tableau2.1">
          <table:table-cell table:style-name="Tableau2.A1" office:value-type="string">
            <text:p text:style-name="P38"><text:span text:style-name="T9">Bien support</text:span> (<text:span text:style-name="T9">BS</text:span>)</text:p>
          </table:table-cell>
          <table:table-cell table:style-name="Tableau2.B1" office:value-type="string">
            <text:p text:style-name="P38">Valeur(s) métier(s) associée(s)</text:p>
          </table:table-cell>
          <table:table-cell table:style-name="Tableau2.B1" office:value-type="string">
            <text:p text:style-name="P37"/>
          </table:table-cell>
          <table:table-cell table:style-name="Tableau2.B1" office:value-type="string">
            <text:p text:style-name="P37">Description</text:p>
          </table:table-cell>
          <table:table-cell table:style-name="Tableau2.E1" office:value-type="string">
            <text:p text:style-name="P37"/>
          </table:table-cell>
        </table:table-row>
        <table:table-row table:style-name="Tableau2.2">
          <table:table-cell table:style-name="Tableau2.A2" office:value-type="string">
            <text:p text:style-name="P31"><text:span text:style-name="T9">Bien support</text:span> 1</text:p>
          </table:table-cell>
          <table:table-cell table:style-name="Tableau2.B2" office:value-type="string">
            <text:p text:style-name="P25"/>
          </table:table-cell>
          <table:table-cell table:style-name="Tableau2.C2" office:value-type="string">
            <text:p text:style-name="P34"/>
          </table:table-cell>
          <table:table-cell table:style-name="Tableau2.D2" office:value-type="string">
            <text:p text:style-name="P35"/>
          </table:table-cell>
          <table:table-cell table:style-name="Tableau2.E2" office:value-type="string">
            <text:p text:style-name="P34"/>
          </table:table-cell>
        </table:table-row>
        <table:table-row table:style-name="Tableau2.2">
          <table:table-cell table:style-name="Tableau2.A2" office:value-type="string">
            <text:p text:style-name="P32"><text:span text:style-name="T9">Bien support</text:span> 2</text:p>
          </table:table-cell>
          <table:table-cell table:style-name="Tableau2.B3" office:value-type="string">
            <text:p text:style-name="P25"/>
          </table:table-cell>
          <table:table-cell table:style-name="Tableau2.C2" office:value-type="string">
            <text:p text:style-name="P34"/>
          </table:table-cell>
          <table:table-cell table:style-name="Tableau2.D3" office:value-type="string">
            <text:p text:style-name="P35"/>
          </table:table-cell>
          <table:table-cell table:style-name="Tableau2.E3" office:value-type="string">
            <text:p text:style-name="P33"/>
          </table:table-cell>
        </table:table-row>
        <table:table-row table:style-name="Tableau2.2">
          <table:table-cell table:style-name="Tableau2.A2" office:value-type="string">
            <text:p text:style-name="P32"><text:span text:style-name="T9">Bien support</text:span> 3</text:p>
          </table:table-cell>
          <table:table-cell table:style-name="Tableau2.B4" office:value-type="string">
            <text:p text:style-name="P25"/>
          </table:table-cell>
          <table:table-cell table:style-name="Tableau2.C2" office:value-type="string">
            <text:p text:style-name="P34"/>
          </table:table-cell>
          <table:table-cell table:style-name="Tableau2.D4" office:value-type="string">
            <text:p text:style-name="P35"/>
          </table:table-cell>
          <table:table-cell table:style-name="Tableau2.E3" office:value-type="string">
            <text:p text:style-name="P33"/>
          </table:table-cell>
        </table:table-row>
        <table:table-row table:style-name="Tableau2.2">
          <table:table-cell table:style-name="Tableau2.A2" office:value-type="string">
            <text:p text:style-name="P32"><text:span text:style-name="T9">Bien support</text:span> 4</text:p>
          </table:table-cell>
          <table:table-cell table:style-name="Tableau2.B5" office:value-type="string">
            <text:p text:style-name="P25"/>
          </table:table-cell>
          <table:table-cell table:style-name="Tableau2.C2" office:value-type="string">
            <text:p text:style-name="P34"/>
          </table:table-cell>
          <table:table-cell table:style-name="Tableau2.D5" office:value-type="string">
            <text:p text:style-name="P35"/>
          </table:table-cell>
          <table:table-cell table:style-name="Tableau2.E3" office:value-type="string">
            <text:p text:style-name="P33"/>
          </table:table-cell>
        </table:table-row>
        <table:table-row table:style-name="Tableau2.2">
          <table:table-cell table:style-name="Tableau2.A6" office:value-type="string">
            <text:p text:style-name="P32"><text:span text:style-name="T9">Bien support</text:span> <text:span text:style-name="T8">5</text:span></text:p>
          </table:table-cell>
          <table:table-cell table:style-name="Tableau2.B6" office:value-type="string">
            <text:p text:style-name="P25"/>
          </table:table-cell>
          <table:table-cell table:style-name="Tableau2.C6" office:value-type="string">
            <text:p text:style-name="P34"/>
          </table:table-cell>
          <table:table-cell table:style-name="Tableau2.D6" office:value-type="string">
            <text:p text:style-name="P35"/>
          </table:table-cell>
          <table:table-cell table:style-name="Tableau2.E3" office:value-type="string">
            <text:p text:style-name="P33"/>
          </table:table-cell>
        </table:table-row>
      </table:table>
      <text:p text:style-name="P20"><text:soft-page-break/></text:p>
      <text:p text:style-name="P20"/>
      <text:p text:style-name="P26"/>
      <text:p text:style-name="P26"/>
      <text:p text:style-name="P26"/>
      <text:p text:style-name="P26"/>
      <text:list text:continue-list="list1825568272" text:style-name="L1">
        <text:list-item>
          <text:p text:style-name="P10"><text:bookmark-start text:name="__RefHeading___Toc395_377169772 Copie 1"/><text:span text:style-name="T5">T</text:span>ableau gravité ↔ <text:span text:style-name="T7">vraisemblance</text:span><text:bookmark-end text:name="__RefHeading___Toc395_377169772 Copie 1"/></text:p>
        </text:list-item>
      </text:list>
      <text:p text:style-name="P17"><text:span text:style-name="T1"/></text:p>
      <text:list text:style-name="L5">
        <text:list-item>
          <text:p text:style-name="P14"><text:bookmark-start text:name="__RefHeading___Toc399_377169772 Copie 4 Copie 1"/>Style : Titre 2 <text:span text:style-name="T4">(sans texte après le titre)</text:span><text:bookmark-end text:name="__RefHeading___Toc399_377169772 Copie 4 Copie 1"/></text:p>
        </text:list-item>
      </text:list>
      <text:p text:style-name="P2"/>
      <text:p text:style-name="P23">Rappel de la définition d<text:span text:style-name="T7">e la</text:span> "<text:span text:style-name="T7">gravité</text:span>" dans le cadre de la méthode EBIOS :</text:p>
      <text:p text:style-name="P24"><text:tab/>Estimation du niveau et de l’intensité des effets d’un risque. La gravité fournit une mesure des impacts préjudiciables perçus, qu’ils soient directs ou indirects</text:p>
      <text:p text:style-name="P3"/>
      <text:p text:style-name="P23">Rappel de la définition d<text:span text:style-name="T7">e la</text:span> "vraisemblance" dans le cadre de la méthode EBIOS :</text:p>
      <text:p text:style-name="P24"><text:tab/>Estimation de la faisabilité ou de la probabilité qu’un risque se réalise, selon l’échelle adoptée (très faible, peu vraisemblable, quasi certain, etc).</text:p>
      <text:p text:style-name="P19"/>
      <text:p text:style-name="P3"/>
      <text:p text:style-name="P3"/>
      <text:list text:continue-numbering="true" text:style-name="L5">
        <text:list-item>
          <text:p text:style-name="P12"><text:bookmark-start text:name="__RefHeading___Toc399_377169772 Copie 4 Copie 1 Copie 1"/>Style : Titre 2<text:bookmark-end text:name="__RefHeading___Toc399_377169772 Copie 4 Copie 1 Copie 1"/></text:p>
        </text:list-item>
      </text:list>
      <text:p text:style-name="P2"/>
      <text:p text:style-name="P4">[Corps de texte]</text:p>
      <text:p text:style-name="P27"/>
      <text:p text:style-name="P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OpenSymbol" svg:font-family="OpenSymbol" style:font-charset="x-symbol"/>
    <style:font-face style:name="Playfair Display" svg:font-family="'Playfair Display'" style:font-family-generic="roman" style:font-pitch="variable"/>
    <style:font-face style:name="Playfair Display Black" svg:font-family="'Playfair Display Black'" style:font-family-generic="roman" style:font-pitch="variable"/>
    <style:font-face style:name="Playfair Display Black1" svg:font-family="'Playfair Display Black'" style:font-family-generic="system" style:font-pitch="variable"/>
    <style:font-face style:name="Playfair Display1" svg:font-family="'Playfair Display'" style:font-family-generic="system" style:font-pitch="variable"/>
    <style:font-face style:name="Playfair Display2" svg:font-family="'Playfair Display'" style:font-adornments="Gras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Georgia" fo:font-size="11pt" fo:language="fr" fo:country="FR" style:letter-kerning="false" style:font-name-asian="Georgia1" style:font-size-asian="11pt" style:language-asian="zh" style:country-asian="CN" style:font-name-complex="Georgia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cm" fo:margin-bottom="0.106cm" style:contextual-spacing="false" fo:line-height="100%" fo:text-align="justify" style:justify-single-word="false" fo:keep-together="always" fo:keep-with-next="always"/>
      <style:text-properties fo:color="#d25913" loext:opacity="100%" style:font-name="Playfair Display" fo:font-family="'Playfair Display'" style:font-family-generic="roman" style:font-pitch="variable" fo:font-size="25pt" fo:font-weight="bold" style:font-name-asian="Playfair Display1" style:font-family-asian="'Playfair Display'" style:font-family-generic-asian="system" style:font-pitch-asian="variable" style:font-size-asian="25pt" style:font-weight-asian="bold" style:font-name-complex="Playfair Display1" style:font-family-complex="'Playfair Display'" style:font-family-generic-complex="system" style:font-pitch-complex="variable" style:font-size-complex="25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8pt" fo:font-weight="bold" style:font-name-asian="Playfair Display1" style:font-family-asian="'Playfair Display'" style:font-family-generic-asian="system" style:font-pitch-asian="variable" style:font-size-asian="18pt" style:font-weight-asian="bold" style:font-name-complex="Playfair Display1" style:font-family-complex="'Playfair Display'" style:font-family-generic-complex="system" style:font-pitch-complex="variable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style:contextual-spacing="false" fo:line-height="115%" fo:keep-together="always" fo:break-before="auto" fo:break-after="auto" fo:keep-with-next="always"/>
      <style:text-properties fo:color="#d7a418" loext:opacity="100%" fo:font-size="15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style:contextual-spacing="false" fo:line-height="100%" fo:keep-together="always" fo:break-before="auto" fo:break-after="auto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style:contextual-spacing="false" fo:line-height="100%" fo:keep-together="always" fo:break-before="auto" fo:break-after="auto" fo:keep-with-next="always"/>
      <style:text-properties fo:color="#666666" loext:opacity="100%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style:contextual-spacing="false" fo:line-height="100%" fo:text-align="center" style:justify-single-word="false" fo:keep-together="always" fo:keep-with-next="always"/>
      <style:text-properties fo:color="#d25913" loext:opacity="100%" style:font-name="Playfair Display Black" fo:font-family="'Playfair Display Black'" style:font-family-generic="roman" style:font-pitch="variable" fo:font-size="50pt" style:font-name-asian="Playfair Display Black1" style:font-family-asian="'Playfair Display Black'" style:font-family-generic-asian="system" style:font-pitch-asian="variable" style:font-size-asian="50pt" style:font-name-complex="Playfair Display Black1" style:font-family-complex="'Playfair Display Black'" style:font-family-generic-complex="system" style:font-pitch-complex="variable" style:font-size-complex="50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style:contextual-spacing="false" fo:line-height="100%" fo:text-align="justify" style:justify-single-word="false" fo:keep-together="always" fo:keep-with-next="always"/>
      <style:text-properties fo:color="#d7a418" loext:opacity="100%" style:font-name="Playfair Display" fo:font-family="'Playfair Display'" style:font-family-generic="roman" style:font-pitch="variable" fo:font-size="15pt" style:font-name-asian="Playfair Display1" style:font-family-asian="'Playfair Display'" style:font-family-generic-asian="system" style:font-pitch-asian="variable" style:font-size-asian="15pt" style:font-name-complex="Playfair Display1" style:font-family-complex="'Playfair Display'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  <style:text-properties fo:font-weight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5.422cm" style:type="right" style:leader-style="dotted" style:leader-text="."/>
        </style:tab-stops>
      </style:paragraph-properties>
    </style:style>
    <style:style style:name="Figure" style:family="paragraph" style:parent-style-name="Caption" style:class="extra" style:master-page-name="">
      <style:paragraph-properties fo:text-align="center" style:justify-single-word="false" style:page-number="auto"/>
      <style:text-properties fo:font-size="11pt" fo:font-style="normal" fo:font-weight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5.92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4.921cm" style:type="right" style:leader-style="dotted" style:leader-text="."/>
        </style:tab-stops>
      </style:paragraph-properties>
      <style:text-properties fo:font-style="normal"/>
    </style:style>
    <style:style style:name="Frame_20_contents" style:display-name="Frame contents" style:family="paragraph" style:parent-style-name="Standard" style:class="extra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style:page-number="auto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Figure_20_Index_20_Heading" style:display-name="Figure Index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color="#d25913" loext:opacity="100%" style:font-name="Playfair Display2" fo:font-family="'Playfair Display'" style:font-style-name="Gras" style:font-pitch="variable" fo:font-size="25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Georgia" fo:font-family="Georgia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%1%-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loext:num-list-format="%2%-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loext:num-list-format="%3%-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loext:num-list-format="%4%-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loext:num-list-format="%5%-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loext:num-list-format="%6%-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loext:num-list-format="%7%-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loext:num-list-format="%8%-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loext:num-list-format="%9%-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style:font-name="Georgia" style:font-name-asian="Georgia1" style:font-name-complex="Georgia1"/>
    </style:style>
    <style:style style:name="MP2" style:family="paragraph" style:parent-style-name="Standard">
      <style:paragraph-properties fo:margin-left="0cm" fo:margin-right="0cm" fo:text-align="end" style:justify-single-word="false" fo:text-indent="0cm" style:auto-text-indent="false"/>
    </style:style>
    <style:style style:name="MP3" style:family="paragraph" style:parent-style-name="Standard">
      <style:paragraph-properties fo:text-align="center" style:justify-single-word="false"/>
    </style:style>
    <style:style style:name="MP4" style:family="paragraph" style:parent-style-name="Standard">
      <style:paragraph-properties fo:text-align="end" style:justify-single-word="false"/>
    </style:style>
    <style:style style:name="MT1" style:family="text">
      <style:text-properties style:font-name="Georgia" style:font-name-asian="Georgia1" style:font-name-complex="Georgia1"/>
    </style:style>
    <style:style style:name="MT2" style:family="text">
      <style:text-properties officeooo:rsid="002037fa"/>
    </style:style>
    <style:style style:name="MT3" style:family="text">
      <style:text-properties officeooo:rsid="002c2d63"/>
    </style:style>
    <style:style style:name="Mfr1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.319cm, 0.37cm, 0.564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><draw:frame draw:style-name="Mfr1" draw:name="image3.png Copie 1" text:anchor-type="char" svg:x="10.515cm" svg:y="-0.912cm" svg:width="7.555cm" svg:height="1.857cm" draw:z-index="1"><draw:image xlink:href="Pictures/10000000000004030000011A1D50AB68.png" xlink:type="simple" xlink:show="embed" xlink:actuate="onLoad" draw:mime-type="image/png"/></draw:frame><text:span text:style-name="MT1">Wizards &amp; Dice</text:span></text:p>
        <text:p text:style-name="MP1">&lt;Nom<text:span text:style-name="MT2">D</text:span>u<text:span text:style-name="MT2">D</text:span>ocument&gt;</text:p>
      </style:header>
      <style:footer>
        <text:p text:style-name="MP2"><draw:frame draw:style-name="Mfr2" draw:name="image4.png" text:anchor-type="char" svg:x="-1.154cm" svg:y="-0.46cm" svg:width="11.947cm" svg:height="1.891cm" draw:z-index="0"><draw:image xlink:href="Pictures/100000000000044E000000AD32145E9E.png" xlink:type="simple" xlink:show="embed" xlink:actuate="onLoad" draw:mime-type="image/png"/></draw:frame><text:page-number text:select-page="current">2</text:page-number><text:s/>/ <text:span text:style-name="MT3">X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MP3"/>
      </style:header>
      <style:footer>
        <text:p text:style-name="MP4"/>
      </style:footer>
    </style:master-page>
    <style:master-page style:name="HTML" style:page-layout-name="Mpm2" draw:style-name="Mdp1"/>
    <style:master-page style:name="Index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4.1$Windows_X86_64 LibreOffice_project/e19e193f88cd6c0525a17fb7a176ed8e6a3e2aa1</meta:generator>
    <dc:date>2025-04-01T13:37:03.977000000</dc:date>
    <meta:editing-duration>PT5H7M41S</meta:editing-duration>
    <meta:editing-cycles>60</meta:editing-cycles>
    <meta:document-statistic meta:table-count="2" meta:image-count="2" meta:object-count="0" meta:page-count="2" meta:paragraph-count="52" meta:word-count="280" meta:character-count="1704" meta:non-whitespace-character-count="1474"/>
  </office:meta>
</office:document-meta>
</file>